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991" officeooo:paragraph-rsid="000f1991"/>
    </style:style>
    <style:style style:name="P2" style:family="paragraph" style:parent-style-name="Standard">
      <style:text-properties officeooo:rsid="00104956" officeooo:paragraph-rsid="00104956"/>
    </style:style>
    <style:style style:name="P3" style:family="paragraph" style:parent-style-name="Standard">
      <style:text-properties officeooo:rsid="00104956" officeooo:paragraph-rsid="0010e1bc"/>
    </style:style>
    <style:style style:name="P4" style:family="paragraph" style:parent-style-name="Standard">
      <style:text-properties officeooo:rsid="00104956" officeooo:paragraph-rsid="0014606c"/>
    </style:style>
    <style:style style:name="P5" style:family="paragraph" style:parent-style-name="Standard">
      <style:text-properties officeooo:paragraph-rsid="0010e1bc"/>
    </style:style>
    <style:style style:name="P6" style:family="paragraph" style:parent-style-name="Standard">
      <style:text-properties officeooo:rsid="0012c61e" officeooo:paragraph-rsid="0012c61e"/>
    </style:style>
    <style:style style:name="P7" style:family="paragraph" style:parent-style-name="Standard">
      <style:text-properties officeooo:paragraph-rsid="0012c61e"/>
    </style:style>
    <style:style style:name="P8" style:family="paragraph" style:parent-style-name="Standard" style:list-style-name="L1">
      <style:text-properties officeooo:paragraph-rsid="0012c61e"/>
    </style:style>
    <style:style style:name="P9" style:family="paragraph" style:parent-style-name="Standard" style:list-style-name="L1">
      <style:text-properties officeooo:paragraph-rsid="0014606c"/>
    </style:style>
    <style:style style:name="P10" style:family="paragraph" style:parent-style-name="Standard">
      <style:text-properties officeooo:rsid="0014606c" officeooo:paragraph-rsid="0014606c"/>
    </style:style>
    <style:style style:name="P11" style:family="paragraph" style:parent-style-name="Standard">
      <style:text-properties officeooo:paragraph-rsid="0014606c"/>
    </style:style>
    <style:style style:name="T1" style:family="text">
      <style:text-properties officeooo:rsid="000f1991"/>
    </style:style>
    <style:style style:name="T2" style:family="text">
      <style:text-properties officeooo:rsid="00104956"/>
    </style:style>
    <style:style style:name="T3" style:family="text">
      <style:text-properties officeooo:rsid="0010e1bc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0e1bc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4e8d6" style:font-size-asian="12pt" style:font-size-complex="12pt"/>
    </style:style>
    <style:style style:name="T7" style:family="text">
      <style:text-properties style:font-name="Liberation Serif" fo:font-size="12pt" officeooo:rsid="000f1991" style:font-size-asian="12pt" style:font-size-complex="12pt"/>
    </style:style>
    <style:style style:name="T8" style:family="text">
      <style:text-properties officeooo:rsid="0012c61e"/>
    </style:style>
    <style:style style:name="T9" style:family="text">
      <style:text-properties officeooo:rsid="001460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usewise – <text:span text:style-name="T2">The EfH project experience.</text:span></text:p>
      <text:p text:style-name="P1"/>
      <text:p text:style-name="P3">We had a great 5 weeks learning all about ADCs and PWM and <text:span text:style-name="T3">how to read the Bluey’s schematic and data sheet and </text:span>whatnot.</text:p>
      <text:p text:style-name="P3"/>
      <text:p text:style-name="P3"><text:s/>Before we knew it, it was time to plan the project. <text:span text:style-name="T1">We tossed around a few ideas with the aim of choosing something that would help us flex this newly acquired hardware and software <text:s/>knowledge. We finally agreed on </text:span>a household ‘stuff’ monitoring system. We wanted to try our hands at connecting and setting up <text:span text:style-name="T3">many </text:span>sensors and pieces of <text:span text:style-name="T3">hardware and software.</text:span></text:p>
      <text:p text:style-name="P2"/>
      <text:p text:style-name="P11"><text:span text:style-name="T5">We also wanted to automatically report the water and electricity consumption numbers, without having to involve plumbers or electricians. So we decided to use a camera placed in front of the meter, capture an image of the meter and then run this through an OCR library and report the number to the cloud.</text:span></text:p>
      <text:p text:style-name="P4"><text:span text:style-name="T5"/></text:p>
      <text:p text:style-name="P7"><text:span text:style-name="T1">Housewise was to be a window into the environment and consumption patterns of a house. We planned to set up an expandable network of sensors in the house, and collect all this information and report these numbers to a cloud server. At a high level, we wanted to </text:span></text:p>
      <text:list xml:id="list1805088385018421232" text:style-name="L1">
        <text:list-item>
          <text:p text:style-name="P8"><text:span text:style-name="T8">Use the bluey boards to control and read information from the sensors. </text:span></text:p>
        </text:list-item>
        <text:list-item>
          <text:p text:style-name="P8"><text:span text:style-name="T1">They would then broadcast this information in BLE beacons, coded with their House-ID and Sensor ID. (Since the bluey does not have wifi)</text:span></text:p>
        </text:list-item>
        <text:list-item>
          <text:p text:style-name="P9"><text:span text:style-name="T9">In addition, we had a webcam attached to a raspberry pi, that would be focused on a meter. We ran some scripts to capture an image at regualr intervals and then do some preprocessing of the image before passing it to an open source OCR library called Tesseract. Once a number was extracted from this process, ti would be directly posted to our DB in the cloud.</text:span></text:p>
        </text:list-item>
        <text:list-item>
          <text:p text:style-name="P9"><text:span text:style-name="T9">An edison board, acting as a sort of a hub in this enviroment, would regularly scan for the BLE <text:s/>beacons, extract the values and post the tuples to the cloud DB. </text:span></text:p>
        </text:list-item>
        <text:list-item>
          <text:p text:style-name="P8"><text:span text:style-name="T1">The frontend, would read the values from the DB and make fancy graphs and predictions <text:s/>or reports on quality and usage patterns.</text:span></text:p>
        </text:list-item>
      </text:list>
      <text:p text:style-name="P5"/>
      <text:p text:style-name="P5"><text:span text:style-name="T1">After some hits and misses with sensors/sensor quality, we finally chose a noise sensor</text:span><text:span text:style-name="T7"> (</text:span><text:span text:style-name="T4">REES52 Sound Detection sensor Module </text:span><text:span text:style-name="T5">), and an air quality sensor (Insert name here). </text:span></text:p>
      <text:p text:style-name="P5"><text:span text:style-name="T5"/></text:p>
      <text:p text:style-name="P10"><text:span text:style-name="T5">M</text:span><text:span text:style-name="T4">ost things worked as planned. Please see github (</text:span><text:a xlink:type="simple" xlink:href="https://github.com/pnarasim/efh_housewise.git" text:style-name="Internet_20_link" text:visited-style-name="Visited_20_Internet_20_Link">https://github.com/pnarasim/efh_housewise.git</text:a><text:span text:style-name="T4">) for details and code on each module of this project. All the instructions to set up each peice of hardware and software <text:s/>(sensors, calibrations, bluey, firmware code, edison setup and scripts, cloud setup including the DB, frontend, etc) are included in this github repo. </text:span></text:p>
      <text:p text:style-name="P10"><text:span text:style-name="T4"/></text:p>
      <text:p text:style-name="P10"><text:span text:style-name="T4">However, we underestimated the image processing part of this project. </text:span><text:span text:style-name="T6">We need to understand the steps that go in to preparing an image for OCR (cropping, edge detection etc) before we can make reasonably robust product. <text:s text:c="2"/>This is the part that we will be focussing on for the next steps.</text:span></text:p>
      <text:p text:style-name="P10"><text:span text:style-name="T6"/></text:p>
      <text:p text:style-name="P6"><text:span text:style-name="T4"/></text:p>
      <text:p text:style-name="P6"><text:span text:style-name="T4"/></text:p>
      <text:p text:style-name="P5"><text:span text:style-name="T5"/></text:p>
      <text:p text:style-name="P5"><text:span text:style-name="T5"/></text:p>
      <text:p text:style-name="P5"><text:span text:style-name="T5"/></text:p>
      <text:p text:style-name="P1"/>
      <text:p text:style-name="P1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6:24:34.790699077</meta:creation-date>
    <dc:date>2017-08-16T17:14:14.018729291</dc:date>
    <meta:editing-duration>PT18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84" meta:character-count="2779" meta:non-whitespace-character-count="2299"/>
  </office:meta>
</office:document-meta>
</file>